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officeooo:rsid="00066823" officeooo:paragraph-rsid="00066823"/>
    </style:style>
    <style:style style:name="P3" style:family="paragraph" style:parent-style-name="Title">
      <style:text-properties style:font-name="Arial"/>
    </style:style>
    <style:style style:name="P4" style:family="paragraph" style:parent-style-name="Title">
      <style:text-properties style:font-name="Arial" officeooo:rsid="00066823" officeooo:paragraph-rsid="00066823"/>
    </style:style>
    <style:style style:name="P5" style:family="paragraph" style:parent-style-name="Text_20_body" style:list-style-name="L1">
      <style:text-properties style:font-name="Arial" officeooo:rsid="00066823" officeooo:paragraph-rsid="00066823"/>
    </style:style>
    <style:style style:name="P6" style:family="paragraph" style:parent-style-name="Text_20_body" style:list-style-name="L1">
      <style:text-properties style:font-name="Arial" officeooo:rsid="00066823" officeooo:paragraph-rsid="000b4cf1"/>
    </style:style>
    <style:style style:name="P7" style:family="paragraph" style:parent-style-name="Text_20_body" style:list-style-name="L2">
      <style:text-properties style:font-name="Arial" officeooo:rsid="00066823" officeooo:paragraph-rsid="00066823"/>
    </style:style>
    <style:style style:name="T1" style:family="text">
      <style:text-properties officeooo:rsid="000b4c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quisitos Funcionais</text:p>
      <text:p text:style-name="P1"/>
      <text:list xml:id="list1242501747247205173" text:style-name="L1">
        <text:list-item>
          <text:p text:style-name="P5">Ler documento gerado pela máquina</text:p>
        </text:list-item>
        <text:list-item>
          <text:p text:style-name="P5">Converter os dados em sql</text:p>
        </text:list-item>
        <text:list-item>
          <text:p text:style-name="P5">Salvar os dados em um banco de dados de BI</text:p>
        </text:list-item>
        <text:list-item>
          <text:p text:style-name="P5">Gerar um <text:span text:style-name="T1">gráficos</text:span> com os dados de BI</text:p>
        </text:list-item>
        <text:list-item>
          <text:p text:style-name="P5"><text:span text:style-name="T1">Os gráficos</text:span> deve funcionar em Android</text:p>
        </text:list-item>
      </text:list>
      <text:p text:style-name="P2"/>
      <text:p text:style-name="P4">Requisitos Não Funcionais</text:p>
      <text:p text:style-name="P2"/>
      <text:list xml:id="list3621878761991444784" text:style-name="L2">
        <text:list-item>
          <text:p text:style-name="P7">Versão do Android a ser desenvolvido</text:p>
        </text:list-item>
        <text:list-item>
          <text:p text:style-name="P7">Hospedagem do servidor</text:p>
        </text:list-item>
        <text:list-item>
          <text:p text:style-name="P7">Máquina que irá gerar os dados</text:p>
        </text:list-item>
        <text:list-item>
          <text:p text:style-name="P7">Internet para tráfego dos dados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5:06:44.519330802</meta:creation-date>
    <dc:date>2019-03-24T17:03:02.599828404</dc:date>
    <meta:editing-duration>PT50M14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11" meta:word-count="68" meta:character-count="347" meta:non-whitespace-character-count="299"/>
  </office:meta>
</office:document-meta>
</file>